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1" style:family="paragraph" style:parent-style-name="Heading_20_1">
      <style:text-properties style:font-name="Times New Roman" fo:font-size="14pt" style:font-size-asian="14pt" style:font-size-complex="14pt"/>
    </style:style>
    <style:style style:name="P12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2">
      <style:text-properties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span text:style-name="T3">Memória Virtual<text:line-break/> <text:tab/><text:tab/>Caso de Uso: CadastrarUsuario</text:span></text:p>
      <text:p text:style-name="P8"/>
      <text:h text:style-name="P11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1" text:outline-level="1">Breve Descrição dos Atores</text:h>
      <text:p text:style-name="P7"><text:s text:c="4"/>Gerente: O Gerente fornece senhas temporárias para o cadastramento de revisores e catalogadores.</text:p>
      <text:p text:style-name="P7"><text:s text:c="4"/>Administrador: O Administrador fornece senhas temporárias para o cadastramento<text:span text:style-name="T5"> de outros administradores,</text:span> assim como gerentes, revisores e catalogadores.</text:p>
      <text:h text:style-name="P11" text:outline-level="1">Pré-condições </text:h>
      <text:p text:style-name="P7"><text:s text:c="4"/>O sistema, inicialmente, apresenta um usuário administrador já cadastrado e o usuário já está logado no sistema.</text:p>
      <text:h text:style-name="P11" text:outline-level="1">Fluxo Básico de eventos</text:h>
      <text:list xml:id="list31325876" text:style-name="WW8Num7">
        <text:list-item>
          <text:p text:style-name="P14"><text:s text:c="4"/>O administrador/gerente fornece pessoalmente a senha temporária para o usuário se cadastrar;</text:p>
        </text:list-item>
        <text:list-item>
          <text:p text:style-name="P14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0"><text:s text:c="3"/>O usuário no seu e-mail clica no link de ativação enviado, dentro do prazo, e preenche o campo de senha temporária para validar seu acesso;</text:p>
        </text:list-item>
        <text:list-item>
          <text:p text:style-name="P14"><text:s text:c="3"/>O usuário realiza o seu cadastramento, preenchendo os campos obrigatórios, como nome, login, senha e Instituição vinculada e confirma a operação;</text:p>
        </text:list-item>
        <text:list-item>
          <text:p text:style-name="P14"><text:s text:c="3"/>O sistema valida o cadastramento;</text:p>
        </text:list-item>
        <text:list-item>
          <text:p text:style-name="P14"><text:s text:c="3"/>O caso de uso termina.</text:p>
        </text:list-item>
      </text:list>
      <text:h text:style-name="P11" text:outline-level="1">Fluxos Alternativos</text:h>
      <text:h text:style-name="P13" text:outline-level="2" text:is-list-header="true">Fluxo Alternativo 1</text:h>
      <text:p text:style-name="P7">Se no passo 2 do fluxo básico o e-mail fornecido não existe, entao <text:s/></text:p>
      <text:list xml:id="list31354977" text:style-name="WW8Num2">
        <text:list-item>
          <text:p text:style-name="P15">O caso de uso termina.</text:p>
          <text:p text:style-name="P16"><text:soft-page-break/>Fluxo Alternativo 2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Senha inválida ou expirada”;</text:p>
                                      <text:list>
                                        <text:list-header>
                                          <text:p text:style-name="P17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6">Fluxo Alternativo 3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19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1" text:outline-level="1">Pós-condições</text:h>
      <text:h text:style-name="P12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11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18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1</meta:editing-cycles>
    <meta:editing-duration>PT01H48M46S</meta:editing-duration>
    <meta:generator>BrOffice.org/3.2$Win32 OpenOffice.org_project/320m12$Build-9483</meta:generator>
    <dc:date>2010-06-23T11:22:32.69</dc:date>
    <meta:document-statistic meta:table-count="2" meta:image-count="0" meta:object-count="0" meta:page-count="2" meta:paragraph-count="41" meta:word-count="396" meta:character-count="2555"/>
  </office:meta>
</office:document-meta>
</file>